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6.748cm"/>
    </style:style>
    <style:style style:name="co3" style:family="table-column">
      <style:table-column-properties fo:break-before="auto" style:column-width="7.514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5.2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9c4" fo:border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wrap-option="wrap" fo:border="0.002cm solid #000000" style:vertical-align="middle"/>
    </style:style>
    <style:style style:name="ce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fo:border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92d050"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Feuil1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9" table:default-cell-style-name="ce1"/>
        <table:table-row table:style-name="ro2">
          <table:table-cell table:style-name="ce2" office:value-type="string">
            <text:p>Description</text:p>
          </table:table-cell>
          <table:table-cell table:style-name="ce2" office:value-type="string">
            <text:p>Nom du test</text:p>
          </table:table-cell>
          <table:table-cell table:style-name="ce2" office:value-type="string">
            <text:p>Résultat attendu</text:p>
          </table:table-cell>
          <table:table-cell table:style-name="ce2" office:value-type="string">
            <text:p>Passage du test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 office:value-type="string">
            <text:p>Modifier un utilisateur avec tout les champs remplis. S'assurer qu'il est bien modifié.</text:p>
          </table:table-cell>
          <table:table-cell table:style-name="ce5" office:value-type="string">
            <text:p>testModifierUtilisateurToutLesChamps</text:p>
          </table:table-cell>
          <table:table-cell table:style-name="ce7" office:value-type="string">
            <text:p>true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 office:value-type="string">
            <text:p>Modifier un utilisateur avec tout les champs incomplets. S'assurer que la modification est ignorée.</text:p>
          </table:table-cell>
          <table:table-cell table:style-name="ce5" office:value-type="string">
            <text:p>testModifierUtilisateurAvecChampsNuls</text:p>
          </table:table-cell>
          <table:table-cell table:style-name="ce7" office:value-type="string">
            <text:p>true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 office:value-type="string">
            <text:p>Modifier un utilisateur avec seulement quelques champs modifiés. S'assurer qu'il est bien modifié.</text:p>
          </table:table-cell>
          <table:table-cell table:style-name="ce5" office:value-type="string">
            <text:p>testModifierUtilisateurQuelquesChamps</text:p>
          </table:table-cell>
          <table:table-cell table:style-name="ce7" office:value-type="string">
            <text:p>true</text:p>
          </table:table-cell>
          <table:table-cell table:style-name="ce9" office:value-type="string">
            <text:p>PASS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Modifier un type pour « super-utilisateur » et s'assurer que la liste des formations est « vide ».</text:p>
          </table:table-cell>
          <table:table-cell table:style-name="ce5" office:value-type="string">
            <text:p>testModifierUtilisateurSuperUser</text:p>
          </table:table-cell>
          <table:table-cell table:style-name="ce7" office:value-type="string">
            <text:p>formations = {}</text:p>
          </table:table-cell>
          <table:table-cell table:style-name="ce9" office:value-type="string">
            <text:p>PAS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odifier un utilisateur avec un type lié à des formations (e.g : Secrétaire formation / Responsable Formation / Responsable commission) sans ajouter de formation.</text:p>
          </table:table-cell>
          <table:table-cell table:style-name="ce6" office:value-type="string">
            <text:p>testModifierUtilisateurDeleteAllFormations</text:p>
          </table:table-cell>
          <table:table-cell table:style-name="ce8" office:value-type="string">
            <text:p>formations != {}</text:p>
          </table:table-cell>
          <table:table-cell table:style-name="ce10" office:value-type="string">
            <text:p>PASS</text:p>
          </table:table-cell>
          <table:table-cell table:style-name="ce12"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2">
        <table:table-column table:style-name="co6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5/12/2015</text:date>, <text:time>15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ordan</meta:initial-creator>
    <meta:creation-date>2012-10-30T04:24:50Z</meta:creation-date>
    <dc:date>2015-12-15T15:33:16.21</dc:date>
    <meta:print-date>2015-12-15T14:28:20Z</meta:print-date>
    <meta:editing-duration>PT3M4S</meta:editing-duration>
    <meta:editing-cycles>1</meta:editing-cycles>
    <meta:document-statistic meta:table-count="3" meta:cell-count="24" meta:object-count="0"/>
  </office:meta>
</office:document-meta>
</file>